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612000004D84B06E4D4.png"/>
  <manifest:file-entry manifest:media-type="image/png" manifest:full-path="Pictures/100002010000064E0000050C06875F36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1.102cm"/>
    </style:style>
    <style:style style:name="gr3" style:family="graphic" style:parent-style-name="standard">
      <style:graphic-properties svg:stroke-color="#ffffff" draw:fill="solid" draw:fill-color="#ffffff" draw:textarea-vertical-align="middle"/>
    </style:style>
    <style:style style:name="gr4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2.051cm"/>
    </style:style>
    <style:style style:name="gr6" style:family="graphic">
      <style:graphic-properties style:protect="size"/>
    </style:style>
    <style:style style:name="gr7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0.198cm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8pt"/>
    </style:style>
    <style:style style:name="P5" style:family="paragraph">
      <style:text-properties fo:font-size="26pt"/>
    </style:style>
    <style:style style:name="P6" style:family="paragraph">
      <style:text-properties fo:font-size="20pt"/>
    </style:style>
    <style:style style:name="T1" style:family="text">
      <style:text-properties fo:font-size="28pt" fo:language="en" fo:country="US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24.23cm" svg:height="19.4cm" svg:x="2.659cm" svg:y="0.056cm">
          <draw:image xlink:href="Pictures/100002010000064E0000050C06875F36.png" xlink:type="simple" xlink:show="embed" xlink:actuate="onLoad">
            <text:p/>
          </draw:image>
        </draw:frame>
        <draw:frame draw:style-name="gr2" draw:text-style-name="P2" draw:layer="layout" svg:width="13.6cm" svg:height="1.352cm" draw:transform="rotate (1.5707963267946) translate (5.067cm 37.38cm)">
          <draw:text-box>
            <text:p><text:span text:style-name="T1">Contextual</text:span><text:span text:style-name="T2"> </text:span><text:span text:style-name="T1">Variability</text:span></text:p>
          </draw:text-box>
        </draw:frame>
        <draw:rect draw:style-name="gr3" draw:text-style-name="P1" draw:layer="layout" svg:width="1.848cm" svg:height="17.2cm" svg:x="2.552cm" svg:y="0.4cm">
          <text:p/>
        </draw:rect>
        <draw:frame draw:style-name="gr2" draw:text-style-name="P2" draw:layer="layout" svg:width="13.6cm" svg:height="1.352cm" draw:transform="rotate (1.5707963267946) translate (0.8cm 13.8cm)">
          <draw:text-box>
            <text:p><text:span text:style-name="T1">Semantic</text:span><text:span text:style-name="T2"> </text:span><text:span text:style-name="T1">Shift</text:span><text:span text:style-name="T2"> </text:span><text:span text:style-name="T1">Index</text:span></text:p>
          </draw:text-box>
        </draw:frame>
        <draw:rect draw:style-name="gr3" draw:text-style-name="P1" draw:layer="layout" svg:width="20.2cm" svg:height="1.456cm" svg:x="6.2cm" svg:y="18cm">
          <text:p/>
        </draw:rect>
        <draw:frame draw:style-name="gr2" draw:text-style-name="P3" draw:layer="layout" svg:width="1.8cm" svg:height="1.352cm" svg:x="2.4cm" svg:y="0.2cm">
          <draw:text-box>
            <text:p><text:span text:style-name="T3">1.0</text:span></text:p>
          </draw:text-box>
        </draw:frame>
        <draw:line draw:style-name="gr4" draw:text-style-name="P1" draw:layer="layout" svg:x1="4cm" svg:y1="0.9cm" svg:x2="4.4cm" svg:y2="0.9cm">
          <text:p/>
        </draw:line>
        <draw:frame draw:style-name="gr5" draw:text-style-name="P3" draw:layer="layout" svg:width="2.4cm" svg:height="2.301cm" svg:x="1.9cm" svg:y="4.3cm">
          <draw:text-box>
            <text:p><text:span text:style-name="T3">0.75</text:span></text:p>
          </draw:text-box>
        </draw:frame>
        <draw:line draw:style-name="gr4" draw:text-style-name="P1" draw:layer="layout" svg:x1="4cm" svg:y1="5cm" svg:x2="4.4cm" svg:y2="5cm">
          <text:p/>
        </draw:line>
        <draw:frame draw:style-name="gr5" draw:text-style-name="P3" draw:layer="layout" svg:width="1.8cm" svg:height="2.301cm" svg:x="2.4cm" svg:y="8.301cm">
          <draw:text-box>
            <text:p><text:span text:style-name="T3">0.5</text:span></text:p>
          </draw:text-box>
        </draw:frame>
        <draw:line draw:style-name="gr4" draw:text-style-name="P1" draw:layer="layout" svg:x1="4cm" svg:y1="9cm" svg:x2="4.4cm" svg:y2="9cm">
          <text:p/>
        </draw:line>
        <draw:frame draw:style-name="gr5" draw:text-style-name="P3" draw:layer="layout" svg:width="2.4cm" svg:height="2.301cm" svg:x="1.9cm" svg:y="12.401cm">
          <draw:text-box>
            <text:p><text:span text:style-name="T3">0.25</text:span></text:p>
          </draw:text-box>
        </draw:frame>
        <draw:line draw:style-name="gr4" draw:text-style-name="P1" draw:layer="layout" svg:x1="4cm" svg:y1="13.1cm" svg:x2="4.4cm" svg:y2="13.1cm">
          <text:p/>
        </draw:line>
        <draw:frame draw:style-name="gr5" draw:text-style-name="P3" draw:layer="layout" svg:width="1.9cm" svg:height="2.301cm" svg:x="2.4cm" svg:y="16.602cm">
          <draw:text-box>
            <text:p><text:span text:style-name="T3">0.0</text:span></text:p>
          </draw:text-box>
        </draw:frame>
        <draw:line draw:style-name="gr4" draw:text-style-name="P1" draw:layer="layout" svg:x1="4cm" svg:y1="17.2cm" svg:x2="4.4cm" svg:y2="17.2cm">
          <text:p/>
        </draw:line>
        <draw:frame draw:style-name="gr5" draw:text-style-name="P3" draw:layer="layout" svg:width="1.9cm" svg:height="2.301cm" svg:x="6.2cm" svg:y="18.203cm">
          <draw:text-box>
            <text:p><text:span text:style-name="T3">0.1</text:span></text:p>
          </draw:text-box>
        </draw:frame>
        <draw:line draw:style-name="gr4" draw:text-style-name="P1" draw:layer="layout" svg:x1="7.1cm" svg:y1="18.4cm" svg:x2="7.1cm" svg:y2="18cm">
          <text:p/>
        </draw:line>
        <draw:frame draw:style-name="gr5" draw:text-style-name="P3" draw:layer="layout" svg:width="1.9cm" svg:height="2.301cm" svg:x="11.7cm" svg:y="18.204cm">
          <draw:text-box>
            <text:p><text:span text:style-name="T3">0.2</text:span></text:p>
          </draw:text-box>
        </draw:frame>
        <draw:line draw:style-name="gr4" draw:text-style-name="P1" draw:layer="layout" svg:x1="12.6cm" svg:y1="18.4cm" svg:x2="12.6cm" svg:y2="18cm">
          <text:p/>
        </draw:line>
        <draw:frame draw:style-name="gr5" draw:text-style-name="P3" draw:layer="layout" svg:width="1.9cm" svg:height="2.301cm" svg:x="17.2cm" svg:y="18.204cm">
          <draw:text-box>
            <text:p><text:span text:style-name="T3">0.3</text:span></text:p>
          </draw:text-box>
        </draw:frame>
        <draw:line draw:style-name="gr4" draw:text-style-name="P1" draw:layer="layout" svg:x1="18.1cm" svg:y1="18.4cm" svg:x2="18.1cm" svg:y2="18cm">
          <text:p/>
        </draw:line>
        <draw:frame draw:style-name="gr5" draw:text-style-name="P3" draw:layer="layout" svg:width="1.9cm" svg:height="2.301cm" svg:x="22.7cm" svg:y="18.205cm">
          <draw:text-box>
            <text:p><text:span text:style-name="T3">0.4</text:span></text:p>
          </draw:text-box>
        </draw:frame>
        <draw:line draw:style-name="gr4" draw:text-style-name="P1" draw:layer="layout" svg:x1="23.6cm" svg:y1="18.4cm" svg:x2="23.6cm" svg:y2="18cm">
          <text:p/>
        </draw:line>
        <draw:frame draw:style-name="gr2" draw:text-style-name="P2" draw:layer="layout" svg:width="10.1cm" svg:height="1.352cm" svg:x="10.4cm" svg:y="19.248cm">
          <draw:text-box>
            <text:p><text:span text:style-name="T1">Contextual</text:span><text:span text:style-name="T2"> </text:span><text:span text:style-name="T1">Variabilit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frame draw:style-name="gr7" draw:text-style-name="P1" draw:layer="layout" svg:width="24.32cm" svg:height="19.41cm" svg:x="3.605cm" svg:y="0.134cm">
          <draw:image xlink:href="Pictures/1000020100000612000004D84B06E4D4.png" xlink:type="simple" xlink:show="embed" xlink:actuate="onLoad">
            <text:p/>
          </draw:image>
        </draw:frame>
        <draw:frame draw:style-name="gr2" draw:text-style-name="P2" draw:layer="layout" svg:width="13.6cm" svg:height="1.352cm" draw:transform="rotate (1.5707963267946) translate (5.067cm 37.38cm)">
          <draw:text-box>
            <text:p text:style-name="P4"><text:span text:style-name="T1">Contextual</text:span><text:span text:style-name="T2"> </text:span><text:span text:style-name="T1">Variability</text:span></text:p>
          </draw:text-box>
        </draw:frame>
        <draw:rect draw:style-name="gr3" draw:text-style-name="P1" draw:layer="layout" svg:width="20.2cm" svg:height="1.456cm" svg:x="5.2cm" svg:y="18.8cm">
          <text:p/>
        </draw:rect>
        <draw:frame draw:style-name="gr8" draw:text-style-name="P3" draw:layer="layout" svg:width="1.8cm" svg:height="1.352cm" svg:x="3.505cm" svg:y="0.3cm">
          <draw:text-box>
            <text:p text:style-name="P5"><text:span text:style-name="T3">1.0</text:span></text:p>
          </draw:text-box>
        </draw:frame>
        <draw:line draw:style-name="gr4" draw:text-style-name="P1" draw:layer="layout" svg:x1="5.105cm" svg:y1="1cm" svg:x2="5.505cm" svg:y2="1cm">
          <text:p/>
        </draw:line>
        <draw:rect draw:style-name="gr3" draw:text-style-name="P1" draw:layer="layout" svg:width="1.6cm" svg:height="8.499cm" svg:x="3.6cm" svg:y="6.101cm">
          <text:p/>
        </draw:rect>
        <draw:frame draw:style-name="gr5" draw:text-style-name="P3" draw:layer="layout" svg:width="1.9cm" svg:height="2.301cm" svg:x="3.5cm" svg:y="16.6cm">
          <draw:text-box>
            <text:p text:style-name="P5"><text:span text:style-name="T3">0.0</text:span></text:p>
          </draw:text-box>
        </draw:frame>
        <draw:line draw:style-name="gr4" draw:text-style-name="P1" draw:layer="layout" svg:x1="5.1cm" svg:y1="17.198cm" svg:x2="5.5cm" svg:y2="17.198cm">
          <text:p/>
        </draw:line>
        <draw:frame draw:style-name="gr5" draw:text-style-name="P3" draw:layer="layout" svg:width="1.9cm" svg:height="2.301cm" svg:x="4.9cm" svg:y="18.303cm">
          <draw:text-box>
            <text:p text:style-name="P5"><text:span text:style-name="T3">0.1</text:span></text:p>
          </draw:text-box>
        </draw:frame>
        <draw:line draw:style-name="gr4" draw:text-style-name="P1" draw:layer="layout" svg:x1="5.8cm" svg:y1="18.5cm" svg:x2="5.8cm" svg:y2="18.1cm">
          <text:p/>
        </draw:line>
        <draw:frame draw:style-name="gr5" draw:text-style-name="P3" draw:layer="layout" svg:width="1.9cm" svg:height="2.301cm" svg:x="9cm" svg:y="18.299cm">
          <draw:text-box>
            <text:p text:style-name="P5"><text:span text:style-name="T3">0.2</text:span></text:p>
          </draw:text-box>
        </draw:frame>
        <draw:line draw:style-name="gr4" draw:text-style-name="P1" draw:layer="layout" svg:x1="9.9cm" svg:y1="18.495cm" svg:x2="9.9cm" svg:y2="18.095cm">
          <text:p/>
        </draw:line>
        <draw:frame draw:style-name="gr5" draw:text-style-name="P3" draw:layer="layout" svg:width="1.9cm" svg:height="2.301cm" svg:x="13.1cm" svg:y="18.304cm">
          <draw:text-box>
            <text:p text:style-name="P5"><text:span text:style-name="T3">0.3</text:span></text:p>
          </draw:text-box>
        </draw:frame>
        <draw:line draw:style-name="gr4" draw:text-style-name="P1" draw:layer="layout" svg:x1="14cm" svg:y1="18.5cm" svg:x2="14cm" svg:y2="18.1cm">
          <text:p/>
        </draw:line>
        <draw:frame draw:style-name="gr5" draw:text-style-name="P3" draw:layer="layout" svg:width="1.9cm" svg:height="2.301cm" svg:x="17.2cm" svg:y="18.299cm">
          <draw:text-box>
            <text:p text:style-name="P5"><text:span text:style-name="T3">0.4</text:span></text:p>
          </draw:text-box>
        </draw:frame>
        <draw:line draw:style-name="gr4" draw:text-style-name="P1" draw:layer="layout" svg:x1="18.1cm" svg:y1="18.494cm" svg:x2="18.1cm" svg:y2="18.094cm">
          <text:p/>
        </draw:line>
        <draw:frame draw:style-name="gr2" draw:text-style-name="P2" draw:layer="layout" svg:width="7.8cm" svg:height="1.352cm" svg:x="12cm" svg:y="19.444cm">
          <draw:text-box>
            <text:p text:style-name="P4"><text:span text:style-name="T2">Cosine Distance</text:span></text:p>
          </draw:text-box>
        </draw:frame>
        <draw:frame draw:style-name="gr5" draw:text-style-name="P3" draw:layer="layout" svg:width="2.4cm" svg:height="2.301cm" svg:x="3cm" svg:y="4.3cm">
          <draw:text-box>
            <text:p text:style-name="P5"><text:span text:style-name="T3">0.75</text:span></text:p>
          </draw:text-box>
        </draw:frame>
        <draw:frame draw:style-name="gr5" draw:text-style-name="P3" draw:layer="layout" svg:width="1.8cm" svg:height="2.301cm" svg:x="3.5cm" svg:y="8.4cm">
          <draw:text-box>
            <text:p text:style-name="P5"><text:span text:style-name="T3">0.5</text:span></text:p>
          </draw:text-box>
        </draw:frame>
        <draw:line draw:style-name="gr4" draw:text-style-name="P1" draw:layer="layout" svg:x1="5.1cm" svg:y1="5cm" svg:x2="5.5cm" svg:y2="5cm">
          <text:p/>
        </draw:line>
        <draw:line draw:style-name="gr4" draw:text-style-name="P1" draw:layer="layout" svg:x1="5.1cm" svg:y1="9.099cm" svg:x2="5.5cm" svg:y2="9.099cm">
          <text:p/>
        </draw:line>
        <draw:frame draw:style-name="gr5" draw:text-style-name="P3" draw:layer="layout" svg:width="2.4cm" svg:height="2.301cm" svg:x="3cm" svg:y="12.399cm">
          <draw:text-box>
            <text:p text:style-name="P5"><text:span text:style-name="T3">0.25</text:span></text:p>
          </draw:text-box>
        </draw:frame>
        <draw:line draw:style-name="gr4" draw:text-style-name="P1" draw:layer="layout" svg:x1="5.1cm" svg:y1="13.098cm" svg:x2="5.5cm" svg:y2="13.098cm">
          <text:p/>
        </draw:line>
        <draw:frame draw:style-name="gr2" draw:text-style-name="P2" draw:layer="layout" svg:width="9.8cm" svg:height="1.352cm" draw:transform="rotate (1.5707963267946) translate (1.8cm 14.1cm)">
          <draw:text-box>
            <text:p text:style-name="P4"><text:span text:style-name="T1">Semantic</text:span><text:span text:style-name="T2"> </text:span><text:span text:style-name="T1">Shift</text:span><text:span text:style-name="T2"> </text:span><text:span text:style-name="T1">Index</text:span></text:p>
          </draw:text-box>
        </draw:frame>
        <draw:frame draw:style-name="gr5" draw:text-style-name="P3" draw:layer="layout" svg:width="1.9cm" svg:height="2.301cm" svg:x="21.4cm" svg:y="18.305cm">
          <draw:text-box>
            <text:p text:style-name="P5"><text:span text:style-name="T3">0.5</text:span></text:p>
          </draw:text-box>
        </draw:frame>
        <draw:line draw:style-name="gr4" draw:text-style-name="P1" draw:layer="layout" svg:x1="22.3cm" svg:y1="18.5cm" svg:x2="22.3cm" svg:y2="18.1cm">
          <text:p/>
        </draw:line>
        <draw:frame draw:style-name="gr5" draw:text-style-name="P3" draw:layer="layout" svg:width="1.9cm" svg:height="2.301cm" svg:x="25.5cm" svg:y="18.299cm">
          <draw:text-box>
            <text:p text:style-name="P5"><text:span text:style-name="T3">0.6</text:span></text:p>
          </draw:text-box>
        </draw:frame>
        <draw:line draw:style-name="gr4" draw:text-style-name="P1" draw:layer="layout" svg:x1="26.4cm" svg:y1="18.494cm" svg:x2="26.4cm" svg:y2="18.094cm">
          <text:p/>
        </draw:lin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o del tredici</meta:initial-creator>
    <meta:creation-date>2018-12-08T17:08:41</meta:creation-date>
    <meta:editing-duration>PT26M35S</meta:editing-duration>
    <meta:editing-cycles>3</meta:editing-cycles>
    <dc:date>2019-03-26T09:15:51</dc:date>
    <dc:creator>marco del tredici</dc:creator>
    <meta:generator>OpenOffice/4.1.3$Unix OpenOffice.org_project/413m1$Build-9783</meta:generator>
    <meta:document-statistic meta:object-count="77"/>
  </office:meta>
</office:document-meta>
</file>